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12cm"/>
    </style:style>
    <style:style style:name="Tabela2.B" style:family="table-column">
      <style:table-column-properties style:column-width="0.788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7" style:family="table-row">
      <style:table-row-properties style:min-row-height="0.827cm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="none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A33" style:family="table-cell">
      <style:table-cell-properties fo:padding="0.097cm" fo:border="none"/>
    </style:style>
    <style:style style:name="Tabela2.34" style:family="table-row">
      <style:table-row-properties style:min-row-height="0.369cm"/>
    </style:style>
    <style:style style:name="Tabela2.A34" style:family="table-cell">
      <style:table-cell-properties fo:padding="0.097cm" fo:border-left="none" fo:border-right="none" fo:border-top="1pt solid #000000" fo:border-bottom="1pt solid #000000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369cm"/>
    </style:style>
    <style:style style:name="Tabela2.38" style:family="table-row">
      <style:table-row-properties style:min-row-height="0.369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258cm"/>
    </style:style>
    <style:style style:name="Tabela2.42" style:family="table-row">
      <style:table-row-properties style:min-row-height="0.369cm"/>
    </style:style>
    <style:style style:name="Tabela2.43" style:family="table-row">
      <style:table-row-properties style:min-row-height="0.369cm"/>
    </style:style>
    <style:style style:name="Tabela2.44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style:font-size-asian="6pt" style:font-weight-asian="bold" style:font-size-complex="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style:font-name-asian="Nimbus Mono L" style:font-size-asian="8pt" style:font-weight-asian="bold" style:font-name-complex="Liberation Mono" style:font-size-complex="8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style:font-name-asian="Nimbus Mono L" style:font-size-asian="8pt" style:font-weight-asian="normal" style:font-name-complex="Liberation Mono" style:font-size-complex="8pt" style:font-weight-complex="normal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5" style:family="paragraph" style:parent-style-name="Standard">
      <style:paragraph-properties style:shadow="none">
        <style:tab-stops/>
      </style:paragraph-properties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end" style:justify-single-word="false"/>
    </style:style>
    <style:style style:name="P18" style:family="paragraph" style:parent-style-name="Preformatted_20_Text">
      <style:paragraph-properties fo:margin-left="0cm" fo:margin-right="-0.199cm" fo:margin-top="0cm" fo:margin-bottom="0cm" loext:contextual-spacing="false" fo:text-align="start" style:justify-single-word="false" fo:text-indent="0cm" style:auto-text-indent="false" style:vertical-align="bottom"/>
    </style:style>
    <style:style style:name="P19" style:family="paragraph" style:parent-style-name="Preformatted_20_Text">
      <style:paragraph-properties fo:margin-top="0.049cm" fo:margin-bottom="0cm" loext:contextual-spacing="false" style:writing-mode="page"/>
    </style:style>
    <style:style style:name="P20" style:family="paragraph" style:parent-style-name="Preformatted_20_Text">
      <style:paragraph-properties fo:margin-left="0cm" fo:margin-right="0.101cm" fo:margin-top="0.049cm" fo:margin-bottom="0cm" loext:contextual-spacing="false" fo:text-align="start" style:justify-single-word="false" fo:text-indent="0cm" style:auto-text-indent="false" style:vertical-align="bottom" style:writing-mode="page"/>
      <style:text-properties fo:color="#000000" style:font-name="Liberation Sans" fo:font-size="6pt" fo:font-weight="normal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2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style:font-name-asian="Nimbus Mono L" style:font-size-asian="10.5pt" style:font-weight-asian="bold" style:font-name-complex="Liberation Mono" style:font-size-complex="10.5pt" style:font-weight-complex="bold"/>
    </style:style>
    <style:style style:name="P22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style:font-size-asian="7pt" style:font-weight-asian="normal" style:font-size-complex="7pt" style:font-weight-complex="normal"/>
    </style:style>
    <style:style style:name="P23" style:family="paragraph" style:parent-style-name="Preformatted_20_Text">
      <style:paragraph-properties fo:margin-left="0.049cm" fo:margin-right="0cm" fo:margin-top="0cm" fo:margin-bottom="0cm" loext:contextual-spacing="false" fo:text-align="start" style:justify-single-word="false" fo:text-indent="0cm" style:auto-text-indent="false" style:vertical-align="bottom" style:writing-mode="page"/>
      <style:text-properties fo:color="#000000" style:font-name="Liberation Sans" fo:font-size="7pt" fo:font-weight="bold" style:font-name-asian="Nimbus Mono L" style:font-size-asian="7pt" style:font-weight-asian="bold" style:font-name-complex="Liberation Mono" style:font-size-complex="7pt" style:font-weight-complex="bold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0000" style:font-name="Liberation Sans" fo:font-size="6pt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5" style:family="text"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7" style:family="text">
      <style:text-properties fo:color="#000000" style:font-name="Liberation Sans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000000" style:font-name="Liberation Sans" fo:font-size="7pt" style:text-underline-style="none" fo:font-weight="normal" style:font-size-asian="7pt" style:font-weight-asian="normal" style:font-size-complex="7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ans" fo:font-size="8pt" style:font-size-asian="8pt" style:font-size-complex="8pt"/>
    </style:style>
    <style:style style:name="T11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Liberation Sans" fo:font-size="6pt" style:font-size-asian="6pt" style:font-size-complex="6pt"/>
    </style:style>
    <style:style style:name="T14" style:family="text">
      <style:text-properties style:font-name="Liberation Sans" fo:font-size="7pt" style:font-size-asian="7pt" style:font-size-complex="7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</text:user-field-decls>
      <text:p text:style-name="P24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15"><text:a xlink:type="simple" xlink:href="py3o://with=%22lang=obj.partner_id.lang%20or%20'pt_BR'%22" text:style-name="Internet_20_link" text:visited-style-name="Visited_20_Internet_20_Link"><text:span text:style-name="T10">with="lang=obj.partner_id.lang or 'pt_BR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10"><draw:frame draw:style-name="fr1" draw:name="py3o.image(o.empresa_id.logo_cfe, 'jpeg', height='1.5cm', isb64=True)" text:anchor-type="paragraph" svg:width="1.393cm" draw:z-index="4"><draw:text-box fo:min-height="1.326cm"><text:p text:style-name="P17"/></draw:text-box></draw:frame></text:p>
          </table:table-cell>
          <table:covered-table-cell/>
          <table:table-cell table:style-name="Tabela2.A1" table:number-columns-spanned="5" office:value-type="string">
            <text:p text:style-name="P21"><text:user-field-get text:name="py3o.o.empresa_id.fantasia">Nome da fantasia</text:user-field-get></text:p>
            <text:p text:style-name="P22"><text:user-field-get text:name="py3o.o.empresa_id.razao_social">Razao social</text:user-field-get></text:p>
            <text:p text:style-name="P22"><text:user-field-get text:name="py3o.o.empresa_id.endereco_completo">Endereco completo</text:user-field-get></text:p>
            <text:p text:style-name="P23">CNPJ:<text:span text:style-name="T9"> </text:span><text:span text:style-name="T9"><text:user-field-get text:name="py3o.o.empresa_id.cnpj_cpf">cnpj_cpf</text:user-field-get></text:span><text:span text:style-name="T9"> <text:s text:c="2"/></text:span>IE:<text:span text:style-name="T9"> </text:span><text:span text:style-name="T9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0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1"><text:span text:style-name="T2">EXTRATO Nº:</text:span><text:span text:style-name="T3"> </text:span><text:a xlink:type="simple" xlink:href="py3o://function=%22formatLang(o.num_cfe_cancelamento,%20digits=0)%22" text:style-name="Internet_20_link" text:visited-style-name="Visited_20_Internet_20_Link">function="formatLang(o.num_cfe_cancelament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1"><text:span text:style-name="T2">EXTRATO Nº:</text:span><text:span text:style-name="T3"> </text:span><text:a xlink:type="simple" xlink:href="py3o://function=%22formatLang(o.numero,%20digits=0)%22" text:style-name="Internet_20_link" text:visited-style-name="Visited_20_Internet_20_Link">function="formatLang(o.numer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0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12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7" office:value-type="string">
            <text:p text:style-name="P1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3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13"><text:span text:style-name="T1">CNPJ/CPF DO CONSUMIDOR: </text:span><text:span text:style-name="T1"><text:user-field-get text:name="py3o.o.participante_cnpj_cpf">participante_cnpj_cpf</text:user-field-get></text:span></text:p>
            <text:p text:style-name="P13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4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for=%22i,%20j%20in%20enumerate(o.item_ids,%20start=1)%22" text:style-name="Internet_20_link" text:visited-style-name="Visited_20_Internet_20_Link"><text:span text:style-name="T3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19"><text:span text:style-name="T4"><text:user-field-get text:name="py3o.i">#</text:user-field-get></text:span><text:span text:style-name="T4"> </text:span><text:span text:style-name="T4"><text:print-time style:data-style-name="N0"/></text:span><text:span text:style-name="T4"><text:user-field-get text:name="py3o.j.produto_id.codigo">COD</text:user-field-get></text:span><text:span text:style-name="T4"> </text:span></text:p>
          </table:table-cell>
          <table:table-cell table:style-name="Tabela2.B22" table:number-columns-spanned="4" office:value-type="string">
            <text:p text:style-name="P20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2"><text:span text:style-name="T4"><text:user-field-get text:name="py3o.j.quantidade">qtd</text:user-field-get></text:span><text:span text:style-name="T4"> </text:span><text:span text:style-name="T4"><text:user-field-get text:name="py3o.j.unidade_id.codigo">UND</text:user-field-get></text:span><text:span text:style-name="T4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6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2"><text:span text:style-name="T13"><text:s text:c="2"/></text:span><text:a xlink:type="simple" xlink:href="py3o://function=%22formatLang(j.vr_nf,%20monetary=True)%22" text:style-name="Internet_20_link" text:visited-style-name="Visited_20_Internet_20_Link"><text:span text:style-name="T13">function="formatLang(j.vr_nf, monetary=True)"</text:span></text:a></text:p>
          </table:table-cell>
        </table:table-row>
        <table:table-row table:style-name="Tabela2.22">
          <table:table-cell table:style-name="Tabela2.A2" table:number-columns-spanned="7" office:value-type="string">
            <text:p text:style-name="P19"><text:a xlink:type="simple" xlink:href="py3o://if=%22j.infcomplementar%20!=%20False%22" text:style-name="Internet_20_link" text:visited-style-name="Visited_20_Internet_20_Link"><text:span text:style-name="T13">if="j.infcomplementar !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7" office:value-type="string">
            <text:p text:style-name="P19"><text:span text:style-name="T13"><text:s/></text:span><text:a xlink:type="simple" xlink:href="py3o://function=%22j._monta_informacoes_adicionais()%22" text:style-name="Internet_20_link" text:visited-style-name="Visited_20_Internet_20_Link"><text:span text:style-name="T13">function="j._monta_informacoes_adicionais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7" office:value-type="string">
            <text:p text:style-name="P19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11" table:number-columns-spanned="3" office:value-type="string">
            <text:p text:style-name="P7">TOTAL R$</text:p>
          </table:table-cell>
          <table:covered-table-cell/>
          <table:covered-table-cell/>
          <table:table-cell table:style-name="Tabela2.A11" table:number-columns-spanned="4" office:value-type="string">
            <text:p text:style-name="P2"><text:span text:style-name="T11"><text:s/></text:span><text:a xlink:type="simple" xlink:href="py3o://function=%22formatLang(o.vr_nf,%20monetary=True)%22" text:style-name="Internet_20_link" text:visited-style-name="Visited_20_Internet_20_Link"><text:span text:style-name="T11">function="formatLang(o.vr_nf, monetary=True)"</text:span></text:a></text:p>
          </table:table-cell>
          <table:covered-table-cell/>
          <table:covered-table-cell/>
          <table:covered-table-cell/>
        </table:table-row>
        <text:soft-page-break/>
        <table:table-row table:style-name="Tabela2.28">
          <table:table-cell table:style-name="Tabela2.A28" table:number-columns-spanned="7" office:value-type="string">
            <text:p text:style-name="P1"><text:a xlink:type="simple" xlink:href="py3o://for=%22p%20in%20o.pagamento_ids%22" text:style-name="Internet_20_link" text:visited-style-name="Visited_20_Internet_20_Link"><text:span text:style-name="T5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1"><text:span text:style-name="T5"><text:s/></text:span><text:a xlink:type="simple" xlink:href="py3o://function=%22meio_pagamento(p.condicao_pagamento_id.forma_pagamento)%22" text:style-name="Internet_20_link" text:visited-style-name="Visited_20_Internet_20_Link"><text:span text:style-name="T15">function="meio_pagamento(p.condicao_pagamento_id.forma_pagamento)"</text:span>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2"><text:span text:style-name="T8"><text:s/></text:span><text:a xlink:type="simple" xlink:href="py3o://function=%22formatLang(p.valor,%20monetary=True)%22" text:style-name="Internet_20_link" text:visited-style-name="Visited_20_Internet_20_Link"><text:span text:style-name="T14">function="formatLang(p.valor, monetary=True)"</text:span></text:a></text:p>
          </table:table-cell>
          <table:covered-table-cell/>
          <table:covered-table-cell/>
        </table:table-row>
        <table:table-row table:style-name="Tabela2.30">
          <table:table-cell table:style-name="Tabela2.A31" table:number-columns-spanned="7" office:value-type="string">
            <text:p text:style-name="P1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7" office:value-type="string">
            <text:p text:style-name="P1"><text:a xlink:type="simple" xlink:href="py3o://if=%22o.vr_troco%22" text:style-name="Internet_20_link" text:visited-style-name="Visited_20_Internet_20_Link"><text:span text:style-name="T14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2" table:number-columns-spanned="4" office:value-type="string">
            <text:p text:style-name="P14"><text:s/>Troco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2"><text:span text:style-name="T14"><text:s/></text:span><text:a xlink:type="simple" xlink:href="py3o://function=%22formatLang(o.vr_troco,%20monetary=True)%22" text:style-name="Internet_20_link" text:visited-style-name="Visited_20_Internet_20_Link"><text:span text:style-name="T14">function="formatLang(o.vr_troco, monetary=True)"</text:span></text:a></text:p>
          </table:table-cell>
          <table:covered-table-cell/>
          <table:covered-table-cell/>
        </table:table-row>
        <table:table-row table:style-name="Tabela2.33">
          <table:table-cell table:style-name="Tabela2.A33" table:number-columns-spanned="7" office:value-type="string">
            <text:p text:style-name="P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34" table:number-columns-spanned="7" office:value-type="string">
            <text:p text:style-name="P6">DADOS PARA ENTREGA</text:p>
            <text:p text:style-name="P8">Endereço: <text:user-field-get text:name="py3o.objects.participante_id.endereco_completo">Participante Endereco completo</text:user-field-get></text:p>
            <text:p text:style-name="P8">Destinatário: <text:user-field-get text:name="py3o.objects.participante_razao_social">participante_razao_socia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1" table:number-columns-spanned="7" office:value-type="string">
            <text:p text:style-name="P8">OBSERVAÇÕES DO CONTRIBUINTE</text:p>
            <text:p text:style-name="P8">* Valor aproximado dos tributos fonte:IBPT</text:p>
            <text:p text:style-name="P1"><text:span text:style-name="T3"><text:s/></text:span><text:a xlink:type="simple" xlink:href="py3o://function=%22o._monta_informacoes_adicionais()%20or%20''%22" text:style-name="Internet_20_link" text:visited-style-name="Visited_20_Internet_20_Link">function="o._monta_informacoes_adicionais() or ''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11"><text:span text:style-name="T3">SAT Nº: </text:span><text:span text:style-name="T3"><text:user-field-get text:name="py3o.o.serie">Nº serie eq sat</text:user-field-get></text:span></text:p>
            <text:p text:style-name="P11"><text:span text:style-name="T3"><text:s/></text:span><text:a xlink:type="simple" xlink:href="py3o://function=%22format_date(formata_data(o,o.data_hora_emissao),%20'%25d/%25m/%25Y%20%25H:%25M:%25S')%22" text:style-name="Internet_20_link" text:visited-style-name="Visited_20_Internet_20_Link">function="format_date(formata_data(o,o.data_hora_emissao), '%d/%m/%Y %H:%M:%S')"</text:a></text:p>
            <text:p text:style-name="P11"><text:soft-page-break/></text:p>
            <text:p text:style-name="P11"><text:span text:style-name="T13"><text:s/></text:span><text:a xlink:type="simple" xlink:href="py3o://function=%22'%20'.join(ChaveCFeSAT('CFe'%20+%20o.chave).partes())%22" text:style-name="Internet_20_link" text:visited-style-name="Visited_20_Internet_20_Link"><text:span text:style-name="T13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8">
          <table:table-cell table:style-name="Tabela2.A2" table:number-columns-spanned="7" office:value-type="string">
            <text:p text:style-name="P9"><draw:frame draw:style-name="fr2" draw:name="py3o.image(o.cfe_code128, 'png', isb64=True)" text:anchor-type="as-char" svg:width="7.197cm" svg:height="0.836cm" draw:z-index="0"><draw:text-box><text:p text:style-name="P16"/></draw:text-box></draw:frame></text:p>
            <text:p text:style-name="P9"><draw:frame draw:style-name="fr3" draw:name="py3o.image(o.cfe_qrcode, 'png',isb64=True)" text:anchor-type="as-char" svg:width="3.161cm" svg:height="3.228cm" draw:z-index="1"><draw:text-box><text:p text:style-name="P16"/></draw:text-box></draw:frame></text:p>
            <text:p text:style-name="P11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9">Consultar o QR code no site: <text:user-field-get text:name="py3o.o.configuracoes_pdv.site_consulta_qrcode">consulta_qr_code</text:user-field-get></text:p>
            <text:p text:style-name="P3"><text:a xlink:type="simple" xlink:href="py3o:///if" text:style-name="Internet_20_link" text:visited-style-name="Visited_20_Internet_20_Link"><text:span text:style-name="T16">/if</text:span></text:a></text:p>
            <text:p text:style-name="P9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2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12">DADOS DO CUPOM FISCAL ELETRÔNICO DE 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2">
          <table:table-cell table:style-name="Tabela2.A2" table:number-columns-spanned="7" office:value-type="string">
            <text:p text:style-name="P9"/>
            <text:p text:style-name="P9">SAT Nº: <text:user-field-get text:name="py3o.o.serie">Nº serie eq sat</text:user-field-get></text:p>
            <text:p text:style-name="P11"><text:a xlink:type="simple" xlink:href="py3o://if=%22o.data_hora_cancelamento%22" text:style-name="Internet_20_link" text:visited-style-name="Visited_20_Internet_20_Link"><text:span text:style-name="T3">if="o.data_hora_cancelamento"</text:span></text:a></text:p>
            <text:p text:style-name="P9"><text:soft-page-break/><text:s/></text:p>
            <text:p text:style-name="P11"><text:a xlink:type="simple" xlink:href="py3o://function=%22format_date(o.data_hora_cancelamento,%20'%25d/%25m/%25Y%20%25H:%25M:%25S')%22" text:style-name="Internet_20_link" text:visited-style-name="Visited_20_Internet_20_Link">function="format_date(o.data_hora_cancelamento, '%d/%m/%Y %H:%M:%S')"</text:a></text:p>
            <text:p text:style-name="P11"><text:a xlink:type="simple" xlink:href="py3o:///if" text:style-name="Internet_20_link" text:visited-style-name="Visited_20_Internet_20_Link"><text:span text:style-name="T7">/if</text:span></text:a></text:p>
            <text:p text:style-name="P11"><text:span text:style-name="T5"><text:s/></text:span><text:a xlink:type="simple" xlink:href="py3o://function=%22'%20'.join(ChaveCFeSAT('CFe'+o.chave_cancelamento).partes())%22" text:style-name="Internet_20_link" text:visited-style-name="Visited_20_Internet_20_Link">function="' '.join(ChaveCFeSAT('CFe'+o.chave_cancelamento).partes()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3">
          <table:table-cell table:style-name="Tabela2.A2" table:number-columns-spanned="7" office:value-type="string">
            <text:p text:style-name="P9"><draw:frame draw:style-name="fr2" draw:name="py3o.image(o.cfe_cancelamento_code128, 'png', isb64=True)" text:anchor-type="as-char" svg:width="7.176cm" svg:height="0.847cm" draw:z-index="2"><draw:text-box><text:p text:style-name="P16"/></draw:text-box></draw:frame></text:p>
            <text:p text:style-name="P9"><draw:frame draw:style-name="fr4" draw:name="py3o.image(o.cfe_cancelamento_qrcode, 'png',isb64=True)" text:anchor-type="as-char" svg:width="3.254cm" svg:height="3.122cm" draw:z-index="3"><draw:text-box><text:p text:style-name="P16"/></draw:text-box></draw:frame></text:p>
            <text:p text:style-name="P11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9">Consultar o QR code no site: <text:user-field-get text:name="py3o.o.configuracoes_pdv.site_consulta_qrcode">consulta_qr_code</text:user-field-get></text:p>
            <text:p text:style-name="P3"><text:a xlink:type="simple" xlink:href="py3o:///if" text:style-name="Internet_20_link" text:visited-style-name="Visited_20_Internet_20_Link"><text:span text:style-name="T16">/if</text:span></text:a></text:p>
            <text:p text:style-name="P9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4">
          <table:table-cell table:style-name="Tabela2.A2" table:number-columns-spanned="7" office:value-type="string">
            <text:p text:style-name="P1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with" text:style-name="Internet_20_link" text:visited-style-name="Visited_20_Internet_20_Link"><text:span text:style-name="T10">/with</text:span></text:a></text:p>
      <text:p text:style-name="Standard"><text:a xlink:type="simple" xlink:href="py3o:///with" text:style-name="Internet_20_link" text:visited-style-name="Visited_20_Internet_20_Link"><text:span text:style-name="T10">/with</text:span></text:a></text:p>
      <text:p text:style-name="P15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7T09:31:58.690244190</dc:date>
    <meta:editing-duration>PT18H40M17S</meta:editing-duration>
    <meta:editing-cycles>352</meta:editing-cycles>
    <meta:document-statistic meta:table-count="1" meta:image-count="0" meta:object-count="0" meta:page-count="6" meta:paragraph-count="79" meta:word-count="190" meta:character-count="2147" meta:non-whitespace-character-count="1993"/>
  </office:meta>
</office:document-meta>
</file>